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anduan Tingkat Dasar</text:h>
      <text:p text:style-name="First_20_paragraph">Dalam panduan ini kita akan mempelajari langkah-langkah bagaimana mengoperasikan situs OpenStreetMap. Kemudian Anda juga akan mempelajari bagaimana cara mendaftar untuk sebuah akun pengguna, menggunakan perangkat lunak pengeditan peta, serta bagaimana melakukan survey lapang dan mengumpulkan informasi yang nantinya akan dimasukkan ke dalam peta.</text:p>
      <text:p text:style-name="Text_20_body">In later chapters you can learn how to go outside and collect information to put on the map. The coordination chapters contain information about <text:span text:style-name="T1">remote mapping</text:span></text:p>
      <text:p text:style-name="Text_20_body">Lanjutkan ke bab berikutnya</text:p>
      <text:list xml:id="list6184318760348922167"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4T23:43:24.575875762</dc:date>
    <dc:creator>Nick Allen</dc:creator>
    <meta:editing-duration>P0D</meta:editing-duration>
    <meta:editing-cycles>1</meta:editing-cycles>
    <meta:document-statistic meta:table-count="0" meta:image-count="0" meta:object-count="0" meta:page-count="1" meta:paragraph-count="11" meta:word-count="92" meta:character-count="650" meta:non-whitespace-character-count="570"/>
    <meta:generator>LibreOffice/4.2.8.2$Linux_X86_64 LibreOffice_project/420m0$Build-2</meta:generator>
  </office:meta>
</office:document-meta>
</file>